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Anonymice Nerd Font" svg:font-family="'Anonymice Nerd Font'"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svg:font-family="'Noto Sans'" style:font-family-generic="system" style:font-pitch="variable"/>
  </office:font-face-decls>
  <office:automatic-styles>
    <style:style style:name="P1" style:family="paragraph" style:parent-style-name="Preformatted_20_Text">
      <style:text-properties officeooo:paragraph-rsid="00a96c0e"/>
    </style:style>
    <style:style style:name="P2" style:family="paragraph" style:parent-style-name="Preformatted_20_Text">
      <style:text-properties fo:font-size="11pt" fo:font-weight="normal" officeooo:rsid="00bfc81c" officeooo:paragraph-rsid="00bfc81c" style:font-size-asian="11pt" style:font-weight-asian="normal" style:font-size-complex="11pt" style:font-weight-complex="normal"/>
    </style:style>
    <style:style style:name="P3" style:family="paragraph" style:parent-style-name="Preformatted_20_Text">
      <style:text-properties fo:font-size="11pt" fo:font-weight="normal" officeooo:rsid="00bfc81c" officeooo:paragraph-rsid="00d39e65" style:font-size-asian="11pt" style:font-weight-asian="normal" style:font-size-complex="11pt" style:font-weight-complex="normal"/>
    </style:style>
    <style:style style:name="P4" style:family="paragraph" style:parent-style-name="Preformatted_20_Text">
      <style:text-properties fo:font-size="11pt" fo:font-weight="normal" officeooo:rsid="00cb6643" officeooo:paragraph-rsid="00a96c0e" style:font-size-asian="11pt" style:font-weight-asian="normal" style:font-size-complex="11pt" style:font-weight-complex="normal"/>
    </style:style>
    <style:style style:name="P5" style:family="paragraph" style:parent-style-name="Preformatted_20_Text">
      <style:text-properties fo:font-size="11pt" fo:font-weight="normal" officeooo:rsid="00cb6643" officeooo:paragraph-rsid="00cb6643" style:font-size-asian="11pt" style:font-weight-asian="normal" style:font-size-complex="11pt" style:font-weight-complex="normal"/>
    </style:style>
    <style:style style:name="P6" style:family="paragraph" style:parent-style-name="Preformatted_20_Text">
      <style:text-properties fo:font-size="11pt" fo:font-weight="normal" officeooo:rsid="00cd3ffa" officeooo:paragraph-rsid="00a96c0e" style:font-size-asian="11pt" style:font-weight-asian="normal" style:font-size-complex="11pt" style:font-weight-complex="normal"/>
    </style:style>
    <style:style style:name="P7" style:family="paragraph" style:parent-style-name="Preformatted_20_Text">
      <style:text-properties fo:font-size="11pt" fo:font-weight="normal" officeooo:rsid="00288edc" officeooo:paragraph-rsid="007dd0c6" style:font-size-asian="11pt" style:font-weight-asian="normal" style:font-size-complex="11pt" style:font-weight-complex="normal"/>
    </style:style>
    <style:style style:name="P8" style:family="paragraph" style:parent-style-name="Preformatted_20_Text">
      <style:text-properties fo:font-size="11pt" fo:font-weight="normal" officeooo:rsid="00bfc81c" officeooo:paragraph-rsid="00bfc81c" style:font-size-asian="9.60000038146973pt" style:font-weight-asian="normal" style:font-size-complex="11pt" style:font-weight-complex="normal"/>
    </style:style>
    <style:style style:name="P9" style:family="paragraph" style:parent-style-name="Preformatted_20_Text">
      <style:text-properties fo:font-size="11pt" fo:font-weight="normal" officeooo:rsid="00d0fcb6" officeooo:paragraph-rsid="00d5bcae" style:font-size-asian="9.60000038146973pt" style:font-weight-asian="normal" style:font-size-complex="11pt" style:font-weight-complex="normal"/>
    </style:style>
    <style:style style:name="P10" style:family="paragraph" style:parent-style-name="Preformatted_20_Text">
      <style:text-properties fo:font-size="9pt" fo:font-weight="normal" officeooo:rsid="00bfc81c" officeooo:paragraph-rsid="00bfc81c" style:font-size-asian="9pt" style:font-weight-asian="normal" style:font-size-complex="9pt" style:font-weight-complex="normal"/>
    </style:style>
    <style:style style:name="P11" style:family="paragraph" style:parent-style-name="Preformatted_20_Text">
      <style:text-properties fo:font-size="6pt" fo:font-weight="normal" officeooo:rsid="00bfc81c" officeooo:paragraph-rsid="00bfc81c" style:font-size-asian="6pt" style:font-weight-asian="normal" style:font-size-complex="6pt" style:font-weight-complex="normal"/>
    </style:style>
    <style:style style:name="P12" style:family="paragraph" style:parent-style-name="Preformatted_20_Text">
      <style:text-properties officeooo:paragraph-rsid="00bfc81c"/>
    </style:style>
    <style:style style:name="P13" style:family="paragraph" style:parent-style-name="Preformatted_20_Text">
      <style:text-properties fo:color="#008000" fo:font-size="11pt" fo:font-weight="normal" officeooo:rsid="00cd3ffa" officeooo:paragraph-rsid="00cd3ffa" style:font-size-asian="11pt" style:font-weight-asian="normal" style:font-size-complex="11pt" style:font-weight-complex="normal"/>
    </style:style>
    <style:style style:name="P14" style:family="paragraph" style:parent-style-name="Standard">
      <style:text-properties fo:font-weight="normal" officeooo:rsid="00288edc" officeooo:paragraph-rsid="002fa2dd" style:font-weight-asian="normal" style:font-weight-complex="normal"/>
    </style:style>
    <style:style style:name="P15" style:family="paragraph" style:parent-style-name="Standard">
      <style:text-properties fo:font-weight="normal" officeooo:rsid="00288edc" officeooo:paragraph-rsid="00cb6643" style:font-weight-asian="normal" style:font-weight-complex="normal"/>
    </style:style>
    <style:style style:name="P16" style:family="paragraph" style:parent-style-name="Standard">
      <style:text-properties fo:font-weight="normal" officeooo:rsid="00cb6643" officeooo:paragraph-rsid="00cb6643" style:font-weight-asian="normal" style:font-weight-complex="normal"/>
    </style:style>
    <style:style style:name="P17" style:family="paragraph" style:parent-style-name="Standard">
      <style:text-properties fo:font-weight="bold" officeooo:rsid="00143214" officeooo:paragraph-rsid="00143214" style:font-weight-asian="bold" style:font-weight-complex="bold"/>
    </style:style>
    <style:style style:name="P18" style:family="paragraph" style:parent-style-name="Standard">
      <style:text-properties fo:font-weight="bold" officeooo:rsid="0091d0e8" officeooo:paragraph-rsid="0091d0e8" style:font-weight-asian="bold" style:font-weight-complex="bold"/>
    </style:style>
    <style:style style:name="P19" style:family="paragraph" style:parent-style-name="Standard">
      <style:text-properties fo:font-size="11pt" fo:font-weight="normal" officeooo:rsid="00288edc" officeooo:paragraph-rsid="00143214" style:font-size-asian="11pt" style:font-weight-asian="normal" style:font-size-complex="11pt" style:font-weight-complex="normal"/>
    </style:style>
    <style:style style:name="P20" style:family="paragraph" style:parent-style-name="Standard">
      <style:text-properties fo:font-size="11pt" fo:font-weight="normal" officeooo:rsid="00288edc" officeooo:paragraph-rsid="007dd0c6" style:font-size-asian="11pt" style:font-weight-asian="normal" style:font-size-complex="11pt" style:font-weight-complex="normal"/>
    </style:style>
    <style:style style:name="P21" style:family="paragraph" style:parent-style-name="Standard">
      <style:text-properties fo:font-size="11pt" fo:font-weight="normal" officeooo:rsid="00288edc" officeooo:paragraph-rsid="00288edc" style:font-size-asian="11pt" style:font-weight-asian="normal" style:font-size-complex="11pt" style:font-weight-complex="normal"/>
    </style:style>
    <style:style style:name="P22" style:family="paragraph" style:parent-style-name="Standard">
      <style:text-properties fo:font-size="11pt" fo:font-weight="normal" officeooo:rsid="00288edc" officeooo:paragraph-rsid="00d9d125" style:font-size-asian="11pt" style:font-weight-asian="normal" style:font-size-complex="11pt" style:font-weight-complex="normal"/>
    </style:style>
    <style:style style:name="P23" style:family="paragraph" style:parent-style-name="Standard">
      <style:text-properties fo:font-size="11pt" fo:font-weight="normal" officeooo:rsid="00376ca3" officeooo:paragraph-rsid="00143214" style:font-size-asian="11pt" style:font-weight-asian="normal" style:font-size-complex="11pt" style:font-weight-complex="normal"/>
    </style:style>
    <style:style style:name="P24" style:family="paragraph" style:parent-style-name="Standard">
      <style:text-properties fo:font-size="11pt" fo:font-weight="normal" officeooo:rsid="00add413" officeooo:paragraph-rsid="00add413" style:font-size-asian="11pt" style:font-weight-asian="normal" style:font-size-complex="11pt" style:font-weight-complex="normal"/>
    </style:style>
    <style:style style:name="P25" style:family="paragraph" style:parent-style-name="Standard">
      <style:text-properties fo:font-size="11pt" fo:font-weight="normal" officeooo:rsid="00b2aed3" officeooo:paragraph-rsid="00b2aed3" style:font-size-asian="11pt" style:font-weight-asian="normal" style:font-size-complex="11pt" style:font-weight-complex="normal"/>
    </style:style>
    <style:style style:name="P26" style:family="paragraph" style:parent-style-name="Standard">
      <style:text-properties fo:font-size="11pt" fo:font-weight="normal" officeooo:rsid="00b5185e" officeooo:paragraph-rsid="00b5185e" style:font-size-asian="11pt" style:font-weight-asian="normal" style:font-size-complex="11pt" style:font-weight-complex="normal"/>
    </style:style>
    <style:style style:name="P27" style:family="paragraph" style:parent-style-name="Standard">
      <style:text-properties fo:font-size="11pt" fo:font-weight="normal" officeooo:rsid="00b5185e" officeooo:paragraph-rsid="00b72d6a" style:font-size-asian="11pt" style:font-weight-asian="normal" style:font-size-complex="11pt" style:font-weight-complex="normal"/>
    </style:style>
    <style:style style:name="P28" style:family="paragraph" style:parent-style-name="Standard">
      <style:text-properties fo:font-size="11pt" fo:font-weight="normal" officeooo:rsid="00bfc81c" officeooo:paragraph-rsid="00d39e65" style:font-size-asian="11pt" style:font-weight-asian="normal" style:font-size-complex="11pt" style:font-weight-complex="normal"/>
    </style:style>
    <style:style style:name="P29" style:family="paragraph" style:parent-style-name="Standard">
      <style:text-properties fo:font-size="11pt" fo:font-weight="normal" officeooo:rsid="00d9d125" officeooo:paragraph-rsid="00d9d125" style:font-size-asian="11pt" style:font-weight-asian="normal" style:font-size-complex="11pt" style:font-weight-complex="normal"/>
    </style:style>
    <style:style style:name="P30" style:family="paragraph" style:parent-style-name="Standard">
      <style:text-properties fo:font-size="11pt" fo:font-weight="normal" officeooo:rsid="0060d1ee" officeooo:paragraph-rsid="002fa2dd" style:font-size-asian="11pt" style:font-weight-asian="normal" style:font-size-complex="11pt" style:font-weight-complex="normal"/>
    </style:style>
    <style:style style:name="P31" style:family="paragraph" style:parent-style-name="Standard">
      <style:text-properties fo:font-size="11pt" fo:font-weight="normal" officeooo:rsid="00c1b150" style:font-size-asian="11pt" style:font-weight-asian="normal" style:font-size-complex="11pt" style:font-weight-complex="normal"/>
    </style:style>
    <style:style style:name="P32" style:family="paragraph" style:parent-style-name="Standard">
      <style:text-properties fo:font-size="11pt" fo:font-weight="normal" officeooo:rsid="00c1b150" officeooo:paragraph-rsid="00dec722" style:font-size-asian="11pt" style:font-weight-asian="normal" style:font-size-complex="11pt" style:font-weight-complex="normal"/>
    </style:style>
    <style:style style:name="P33" style:family="paragraph" style:parent-style-name="Standard">
      <style:text-properties fo:font-size="11pt" fo:font-style="italic" fo:font-weight="normal" officeooo:rsid="00b5185e" officeooo:paragraph-rsid="00b5185e" style:font-size-asian="11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b72d6a" officeooo:paragraph-rsid="00b72d6a" style:font-size-asian="11pt" style:font-style-asian="italic" style:font-weight-asian="normal" style:font-size-complex="11pt" style:font-style-complex="italic" style:font-weight-complex="normal"/>
    </style:style>
    <style:style style:name="P35" style:family="paragraph" style:parent-style-name="Standard">
      <style:text-properties fo:font-size="11pt" fo:font-style="normal" fo:font-weight="normal" officeooo:rsid="00b68325" officeooo:paragraph-rsid="00b5185e" style:font-size-asian="11pt" style:font-style-asian="normal" style:font-weight-asian="normal" style:font-size-complex="11pt" style:font-style-complex="normal" style:font-weight-complex="normal"/>
    </style:style>
    <style:style style:name="P36" style:family="paragraph" style:parent-style-name="Standard">
      <style:text-properties fo:font-size="11pt" fo:font-style="normal" fo:font-weight="normal" officeooo:rsid="00b72d6a" officeooo:paragraph-rsid="00b72d6a" style:font-size-asian="11pt" style:font-style-asian="normal" style:font-weight-asian="normal" style:font-size-complex="11pt" style:font-style-complex="normal" style:font-weight-complex="normal"/>
    </style:style>
    <style:style style:name="P37" style:family="paragraph" style:parent-style-name="Standard">
      <style:text-properties fo:font-size="11pt" fo:font-style="normal" fo:font-weight="normal" officeooo:rsid="00bb4778" officeooo:paragraph-rsid="00bb4778" style:font-size-asian="11pt" style:font-style-asian="normal" style:font-weight-asian="normal" style:font-size-complex="11pt" style:font-style-complex="normal" style:font-weight-complex="normal"/>
    </style:style>
    <style:style style:name="P38" style:family="paragraph" style:parent-style-name="Standard">
      <style:text-properties officeooo:paragraph-rsid="002fa2dd"/>
    </style:style>
    <style:style style:name="P39" style:family="paragraph" style:parent-style-name="Standard">
      <style:text-properties officeooo:paragraph-rsid="00a884e2"/>
    </style:style>
    <style:style style:name="P40" style:family="paragraph" style:parent-style-name="Standard">
      <style:text-properties officeooo:paragraph-rsid="00143214"/>
    </style:style>
    <style:style style:name="P41" style:family="paragraph" style:parent-style-name="Standard">
      <style:text-properties officeooo:paragraph-rsid="00dec722"/>
    </style:style>
    <style:style style:name="P42" style:family="paragraph" style:parent-style-name="Text_20_body">
      <style:text-properties fo:font-size="11pt" fo:font-weight="normal" officeooo:rsid="00bfc81c" officeooo:paragraph-rsid="00bfc81c" style:font-size-asian="9.60000038146973pt" style:font-weight-asian="normal" style:font-size-complex="11pt" style:font-weight-complex="normal"/>
    </style:style>
    <style:style style:name="P43" style:family="paragraph" style:parent-style-name="Preformatted_20_Text">
      <style:paragraph-properties fo:margin-left="0in" fo:margin-right="0in" fo:margin-top="0in" fo:margin-bottom="0in" loext:contextual-spacing="false" fo:text-indent="0in" style:auto-text-indent="false"/>
    </style:style>
    <style:style style:name="P44" style:family="paragraph" style:parent-style-name="Preformatted_20_Text">
      <style:paragraph-properties fo:margin-left="0in" fo:margin-right="0in" fo:margin-top="0in" fo:margin-bottom="0in" loext:contextual-spacing="false" fo:text-indent="0in" style:auto-text-indent="false"/>
      <style:text-properties fo:color="#ce181e" fo:font-style="italic" fo:font-weight="bold" style:font-style-asian="italic" style:font-weight-asian="bold" style:font-style-complex="italic" style:font-weight-complex="bold"/>
    </style:style>
    <style:style style:name="P45" style:family="paragraph" style:parent-style-name="Preformatted_20_Text">
      <style:paragraph-properties fo:margin-left="0in" fo:margin-right="0in" fo:margin-top="0in" fo:margin-bottom="0in" loext:contextual-spacing="false" fo:text-indent="0in" style:auto-text-indent="false"/>
      <style:text-properties style:font-name="DejaVu Serif"/>
    </style:style>
    <style:style style:name="P46" style:family="paragraph" style:parent-style-name="Preformatted_20_Text">
      <style:paragraph-properties fo:margin-left="0in" fo:margin-right="0in" fo:margin-top="0in" fo:margin-bottom="0in" loext:contextual-spacing="false" fo:text-indent="0in" style:auto-text-indent="false"/>
      <style:text-properties style:font-name="DejaVu Serif" officeooo:paragraph-rsid="00dd0643"/>
    </style:style>
    <style:style style:name="P47" style:family="paragraph" style:parent-style-name="Preformatted_20_Text">
      <style:paragraph-properties fo:margin-left="0in" fo:margin-right="0in" fo:margin-top="0in" fo:margin-bottom="0in" loext:contextual-spacing="false" fo:text-indent="0in" style:auto-text-indent="false"/>
      <style:text-properties style:font-name="DejaVu Sans Mono" fo:font-size="11pt" officeooo:rsid="00dd0643" officeooo:paragraph-rsid="00dd0643" style:font-size-asian="11pt" style:font-size-complex="11pt"/>
    </style:style>
    <style:style style:name="P48" style:family="paragraph" style:parent-style-name="Standard" style:list-style-name="L1">
      <style:text-properties fo:font-weight="bold" officeooo:rsid="00143214" officeooo:paragraph-rsid="00143214" style:font-weight-asian="bold" style:font-weight-complex="bold"/>
    </style:style>
    <style:style style:name="P49" style:family="paragraph" style:parent-style-name="Standard" style:list-style-name="L2">
      <style:text-properties officeooo:paragraph-rsid="00c4155a"/>
    </style:style>
    <style:style style:name="P50" style:family="paragraph" style:parent-style-name="Standard" style:list-style-name="L2">
      <style:text-properties fo:font-size="11pt" fo:font-weight="normal" officeooo:rsid="00d81006" officeooo:paragraph-rsid="00d81006" style:font-size-asian="11pt" style:font-weight-asian="normal" style:font-size-complex="11pt" style:font-weight-complex="normal"/>
    </style:style>
    <style:style style:name="P51" style:family="paragraph" style:parent-style-name="Standard" style:list-style-name="L2">
      <style:text-properties fo:font-size="11pt" fo:font-weight="normal" officeooo:rsid="0075294c" officeooo:paragraph-rsid="0075294c" style:font-size-asian="11pt" style:font-weight-asian="normal" style:font-size-complex="11pt" style:font-weight-complex="normal"/>
    </style:style>
    <style:style style:name="P52" style:family="paragraph" style:parent-style-name="Standard" style:list-style-name="L2">
      <style:text-properties fo:font-size="11pt" fo:font-weight="normal" officeooo:rsid="00665ee9" officeooo:paragraph-rsid="00665ee9" style:font-size-asian="11pt" style:font-weight-asian="normal" style:font-size-complex="11pt" style:font-weight-complex="normal"/>
    </style:style>
    <style:style style:name="P53" style:family="paragraph" style:parent-style-name="Standard">
      <style:text-properties fo:font-size="11pt" fo:font-weight="normal" officeooo:rsid="00288edc" officeooo:paragraph-rsid="007dd0c6" style:font-size-asian="11pt" style:font-weight-asian="normal" style:font-size-complex="11pt" style:font-weight-complex="normal"/>
    </style:style>
    <style:style style:name="P54" style:family="paragraph" style:parent-style-name="Standard">
      <style:text-properties fo:font-size="11pt" fo:font-weight="normal" officeooo:rsid="00288edc" officeooo:paragraph-rsid="00e5964a" style:font-size-asian="11pt" style:font-weight-asian="normal" style:font-size-complex="11pt" style:font-weight-complex="normal"/>
    </style:style>
    <style:style style:name="P55" style:family="paragraph" style:parent-style-name="Standard" style:list-style-name="L3">
      <style:text-properties fo:font-weight="normal" officeooo:rsid="00cad270" officeooo:paragraph-rsid="00cad270" style:font-weight-asian="normal" style:font-weight-complex="normal"/>
    </style:style>
    <style:style style:name="P56" style:family="paragraph" style:parent-style-name="Standard" style:list-style-name="L3">
      <style:text-properties fo:font-weight="normal" officeooo:rsid="00c8f306" officeooo:paragraph-rsid="00c8f306" style:font-weight-asian="normal" style:font-weight-complex="normal"/>
    </style:style>
    <style:style style:name="P57" style:family="paragraph" style:parent-style-name="Standard" style:list-style-name="L3">
      <style:text-properties fo:font-weight="normal" officeooo:rsid="008c1fa4" officeooo:paragraph-rsid="008c1fa4" style:font-weight-asian="normal" style:font-weight-complex="normal"/>
    </style:style>
    <style:style style:name="P58" style:family="paragraph" style:parent-style-name="Preformatted_20_Text" style:list-style-name="L2">
      <style:text-properties fo:font-size="8pt" fo:font-style="italic" style:font-size-asian="8pt" style:font-style-asian="italic" style:font-size-complex="8pt" style:font-style-complex="italic"/>
    </style:style>
    <style:style style:name="P59" style:family="paragraph" style:parent-style-name="Preformatted_20_Text" style:list-style-name="L2">
      <style:text-properties fo:font-size="8pt" fo:font-style="italic" officeooo:paragraph-rsid="00c4f683" style:font-size-asian="8pt" style:font-style-asian="italic" style:font-size-complex="8pt" style:font-style-complex="italic"/>
    </style:style>
    <style:style style:name="P60" style:family="paragraph" style:parent-style-name="Preformatted_20_Text" style:list-style-name="L4">
      <style:text-properties officeooo:paragraph-rsid="00a96c0e"/>
    </style:style>
    <style:style style:name="P61" style:family="paragraph" style:parent-style-name="Preformatted_20_Text" style:list-style-name="L4">
      <style:text-properties officeooo:rsid="00cb6643" officeooo:paragraph-rsid="00cb6643"/>
    </style:style>
    <style:style style:name="P62" style:family="paragraph" style:parent-style-name="Preformatted_20_Text" style:list-style-name="L4">
      <style:text-properties fo:font-size="11pt" fo:font-weight="normal" officeooo:rsid="00cb6643" officeooo:paragraph-rsid="00cb6643" style:font-size-asian="11pt" style:font-weight-asian="normal" style:font-size-complex="11pt" style:font-weight-complex="normal"/>
    </style:style>
    <style:style style:name="P63" style:family="paragraph" style:parent-style-name="Preformatted_20_Text" style:list-style-name="L4">
      <style:text-properties fo:font-size="11pt" fo:font-weight="normal" officeooo:rsid="00bfc81c" officeooo:paragraph-rsid="00bfc81c" style:font-size-asian="11pt" style:font-weight-asian="normal" style:font-size-complex="11pt" style:font-weight-complex="normal"/>
    </style:style>
    <style:style style:name="P64" style:family="paragraph" style:parent-style-name="Preformatted_20_Text" style:list-style-name="L4">
      <style:text-properties fo:font-size="11pt" fo:font-weight="normal" officeooo:rsid="00a96c0e" officeooo:paragraph-rsid="00a96c0e" style:font-size-asian="11pt" style:font-weight-asian="normal" style:font-size-complex="11pt" style:font-weight-complex="normal"/>
    </style:style>
    <style:style style:name="P65" style:family="paragraph" style:parent-style-name="Preformatted_20_Text" style:list-style-name="L4">
      <style:text-properties fo:font-size="11pt" fo:font-weight="normal" officeooo:rsid="00615485" officeooo:paragraph-rsid="00a96c0e"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88edc" style:font-weight-asian="normal" style:font-weight-complex="normal"/>
    </style:style>
    <style:style style:name="T3" style:family="text">
      <style:text-properties fo:color="#00677c" fo:font-weight="bold"/>
    </style:style>
    <style:style style:name="T4" style:family="text">
      <style:text-properties fo:color="#00677c" fo:font-size="11pt" fo:font-weight="bold" officeooo:rsid="00a96c0e" style:font-size-asian="11pt" style:font-weight-asian="normal" style:font-size-complex="11pt" style:font-weight-complex="normal"/>
    </style:style>
    <style:style style:name="T5" style:family="text">
      <style:text-properties fo:color="#c0c0c0"/>
    </style:style>
    <style:style style:name="T6" style:family="text">
      <style:text-properties fo:color="#c0c0c0" fo:font-size="11pt" fo:font-weight="normal" officeooo:rsid="00cb6643" style:font-size-asian="11pt" style:font-weight-asian="normal" style:font-size-complex="11pt" style:font-weight-complex="normal"/>
    </style:style>
    <style:style style:name="T7" style:family="text">
      <style:text-properties fo:color="#808000"/>
    </style:style>
    <style:style style:name="T8" style:family="text">
      <style:text-properties fo:color="#ce181e"/>
    </style:style>
    <style:style style:name="T9" style:family="text">
      <style:text-properties fo:color="#ce181e" fo:font-style="italic" fo:font-weight="bold" style:font-style-asian="italic" style:font-weight-asian="bold" style:font-style-complex="italic" style:font-weight-complex="bold"/>
    </style:style>
    <style:style style:name="T10" style:family="text">
      <style:text-properties fo:color="#ce181e" fo:font-style="italic" fo:font-weight="bold" officeooo:rsid="00ad1e0f" style:font-style-asian="italic" style:font-weight-asian="bold" style:font-style-complex="italic" style:font-weight-complex="bold"/>
    </style:style>
    <style:style style:name="T11" style:family="text">
      <style:text-properties fo:color="#ce181e" fo:font-style="italic" style:font-style-asian="italic" style:font-style-complex="italic"/>
    </style:style>
    <style:style style:name="T12" style:family="text">
      <style:text-properties fo:color="#ce181e" fo:font-size="11pt" fo:font-weight="normal" officeooo:rsid="00cd3ffa" style:font-size-asian="11pt" style:font-weight-asian="normal" style:font-size-complex="11pt" style:font-weight-complex="normal"/>
    </style:style>
    <style:style style:name="T13" style:family="text">
      <style:text-properties fo:color="#ce181e" fo:font-size="11pt" fo:font-weight="normal" officeooo:rsid="00cb6643" style:font-size-asian="11pt" style:font-weight-asian="normal" style:font-size-complex="11pt" style:font-weight-complex="normal"/>
    </style:style>
    <style:style style:name="T14" style:family="text">
      <style:text-properties fo:color="#ce181e" officeooo:rsid="00cd41ee"/>
    </style:style>
    <style:style style:name="T15" style:family="text">
      <style:text-properties fo:color="#ce181e" fo:font-weight="bold" style:font-weight-asian="bold" style:font-weight-complex="bold"/>
    </style:style>
    <style:style style:name="T16" style:family="text">
      <style:text-properties fo:color="#ce181e" fo:font-weight="bold" officeooo:rsid="00e0d8db" style:font-weight-asian="bold" style:font-weight-complex="bold"/>
    </style:style>
    <style:style style:name="T17" style:family="text">
      <style:text-properties fo:font-size="11pt" style:font-size-asian="11pt" style:font-size-complex="11pt"/>
    </style:style>
    <style:style style:name="T18" style:family="text">
      <style:text-properties fo:font-size="11pt" officeooo:rsid="00c4155a" style:font-size-asian="11pt" style:font-size-complex="11pt"/>
    </style:style>
    <style:style style:name="T19" style:family="text">
      <style:text-properties fo:font-size="11pt" fo:font-weight="bold" officeooo:rsid="00288edc" style:font-size-asian="11pt" style:font-weight-asian="bold" style:font-size-complex="11pt" style:font-weight-complex="bold"/>
    </style:style>
    <style:style style:name="T20" style:family="text">
      <style:text-properties fo:font-size="11pt" fo:font-weight="bold" officeooo:rsid="00a884e2" style:font-size-asian="11pt" style:font-weight-asian="bold" style:font-size-complex="11pt" style:font-weight-complex="bold"/>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ize="11pt" fo:font-weight="normal" officeooo:rsid="0060d1ee" style:font-size-asian="11pt" style:font-weight-asian="normal" style:font-size-complex="11pt" style:font-weight-complex="normal"/>
    </style:style>
    <style:style style:name="T23" style:family="text">
      <style:text-properties fo:font-size="11pt" fo:font-weight="normal" officeooo:rsid="00c1b150" style:font-size-asian="11pt" style:font-weight-asian="normal" style:font-size-complex="11pt" style:font-weight-complex="normal"/>
    </style:style>
    <style:style style:name="T24" style:family="text">
      <style:text-properties fo:font-size="11pt" fo:font-weight="normal" officeooo:rsid="00a96c0e" style:font-size-asian="11pt" style:font-weight-asian="normal" style:font-size-complex="11pt" style:font-weight-complex="normal"/>
    </style:style>
    <style:style style:name="T25" style:family="text">
      <style:text-properties fo:font-size="11pt" fo:font-weight="normal" officeooo:rsid="00cb6643" style:font-size-asian="11pt" style:font-weight-asian="normal" style:font-size-complex="11pt" style:font-weight-complex="normal"/>
    </style:style>
    <style:style style:name="T26" style:family="text">
      <style:text-properties fo:font-size="11pt" fo:font-weight="normal" officeooo:rsid="00cd3ffa" style:font-size-asian="11pt" style:font-weight-asian="normal" style:font-size-complex="11pt" style:font-weight-complex="normal"/>
    </style:style>
    <style:style style:name="T27" style:family="text">
      <style:text-properties fo:font-size="11pt" fo:font-weight="normal" officeooo:rsid="00288edc" style:font-size-asian="11pt" style:font-weight-asian="normal" style:font-size-complex="11pt" style:font-weight-complex="normal"/>
    </style:style>
    <style:style style:name="T28" style:family="text">
      <style:text-properties fo:font-size="11pt" fo:font-weight="normal" officeooo:rsid="00d81006" style:font-size-asian="11pt" style:font-weight-asian="normal" style:font-size-complex="11pt" style:font-weight-complex="normal"/>
    </style:style>
    <style:style style:name="T29" style:family="text">
      <style:text-properties fo:font-size="11pt" fo:font-weight="normal" officeooo:rsid="00dec722" style:font-size-asian="11pt" style:font-weight-asian="normal" style:font-size-complex="11pt" style:font-weight-complex="normal"/>
    </style:style>
    <style:style style:name="T30" style:family="text">
      <style:text-properties fo:font-size="11pt" fo:font-weight="normal" officeooo:rsid="00bfc81c" style:font-size-asian="9.60000038146973pt" style:font-weight-asian="normal" style:font-size-complex="11pt" style:font-weight-complex="normal"/>
    </style:style>
    <style:style style:name="T31" style:family="text">
      <style:text-properties fo:font-style="italic" style:font-style-asian="italic" style:font-style-complex="italic"/>
    </style:style>
    <style:style style:name="T32" style:family="text">
      <style:text-properties fo:font-size="8pt" fo:font-style="italic" style:font-size-asian="8pt" style:font-style-asian="italic" style:font-size-complex="8pt" style:font-style-complex="italic"/>
    </style:style>
    <style:style style:name="T33" style:family="text">
      <style:text-properties fo:font-size="8pt" fo:font-style="italic" officeooo:rsid="00c4155a" style:font-size-asian="8pt" style:font-style-asian="italic" style:font-size-complex="8pt" style:font-style-complex="italic"/>
    </style:style>
    <style:style style:name="T34" style:family="text">
      <style:text-properties officeooo:rsid="0076a6f3"/>
    </style:style>
    <style:style style:name="T35" style:family="text">
      <style:text-properties officeooo:rsid="008c1fa4"/>
    </style:style>
    <style:style style:name="T36" style:family="text">
      <style:text-properties fo:color="#092e64"/>
    </style:style>
    <style:style style:name="T37" style:family="text">
      <style:text-properties officeooo:rsid="00ad1e0f"/>
    </style:style>
    <style:style style:name="T38" style:family="text">
      <style:text-properties officeooo:rsid="00add413"/>
    </style:style>
    <style:style style:name="T39" style:family="text">
      <style:text-properties officeooo:rsid="00b3b57d"/>
    </style:style>
    <style:style style:name="T40" style:family="text">
      <style:text-properties officeooo:rsid="00be18f9"/>
    </style:style>
    <style:style style:name="T41" style:family="text">
      <style:text-properties officeooo:rsid="00c4f683"/>
    </style:style>
    <style:style style:name="T42" style:family="text">
      <style:text-properties fo:color="#008000" fo:font-size="11pt" fo:font-weight="normal" officeooo:rsid="00cb6643" style:font-size-asian="11pt" style:font-weight-asian="normal" style:font-size-complex="11pt" style:font-weight-complex="normal"/>
    </style:style>
    <style:style style:name="T43" style:family="text">
      <style:text-properties fo:color="#008000" fo:font-size="11pt" fo:font-weight="normal" officeooo:rsid="00cd3ffa" style:font-size-asian="11pt" style:font-weight-asian="normal" style:font-size-complex="11pt" style:font-weight-complex="normal"/>
    </style:style>
    <style:style style:name="T44" style:family="text">
      <style:text-properties officeooo:rsid="00cd41ee"/>
    </style:style>
    <style:style style:name="T45" style:family="text">
      <style:text-properties officeooo:rsid="00cec138"/>
    </style:style>
    <style:style style:name="T46" style:family="text">
      <style:text-properties officeooo:rsid="00d0fcb6"/>
    </style:style>
    <style:style style:name="T47" style:family="text">
      <style:text-properties fo:color="#000080"/>
    </style:style>
    <style:style style:name="T48" style:family="text">
      <style:text-properties officeooo:rsid="00d1351b"/>
    </style:style>
    <style:style style:name="T49" style:family="text">
      <style:text-properties fo:font-size="9pt" officeooo:rsid="00cec138" style:font-size-asian="9pt" style:font-size-complex="9pt"/>
    </style:style>
    <style:style style:name="T50" style:family="text">
      <style:text-properties officeooo:rsid="00d215d2"/>
    </style:style>
    <style:style style:name="T51" style:family="text">
      <style:text-properties officeooo:rsid="00d33c4c"/>
    </style:style>
    <style:style style:name="T52" style:family="text">
      <style:text-properties officeooo:rsid="00d3e7e5"/>
    </style:style>
    <style:style style:name="T53" style:family="text">
      <style:text-properties officeooo:rsid="00d5bcae"/>
    </style:style>
    <style:style style:name="T54" style:family="text">
      <style:text-properties officeooo:rsid="00d9d125"/>
    </style:style>
    <style:style style:name="T55" style:family="text">
      <style:text-properties officeooo:rsid="00dc4310"/>
    </style:style>
    <style:style style:name="T56" style:family="text">
      <style:text-properties officeooo:rsid="00dec722"/>
    </style:style>
    <style:style style:name="T57" style:family="text">
      <style:text-properties fo:font-variant="normal" fo:text-transform="none" fo:color="#2d3b45" fo:font-size="11pt" fo:letter-spacing="normal" fo:font-style="normal" fo:font-weight="normal" officeooo:rsid="00dec722" style:font-size-asian="11pt" style:font-weight-asian="normal" style:font-size-complex="11pt" style:font-weight-complex="normal"/>
    </style:style>
    <style:style style:name="T58" style:family="text">
      <style:text-properties style:font-name="DejaVu Serif" fo:font-size="11pt" fo:font-weight="normal" style:font-size-asian="11pt" style:font-weight-asian="normal" style:font-size-complex="11pt" style:font-weight-complex="normal"/>
    </style:style>
    <style:style style:name="T59" style:family="text">
      <style:text-properties officeooo:rsid="00e0d8db"/>
    </style:style>
    <style:style style:name="T60" style:family="text">
      <style:text-properties style:font-name="DejaVu Sans Mono" fo:font-size="11pt" style:font-size-asian="11pt" style:font-size-complex="11pt"/>
    </style:style>
    <style:style style:name="T61" style:family="text">
      <style:text-properties style:font-name="DejaVu Sans Mono" fo:font-size="11pt" officeooo:rsid="00dd0643" style:font-size-asian="11pt" style:font-size-complex="11pt"/>
    </style:style>
    <style:style style:name="T62" style:family="text">
      <style:text-properties officeooo:rsid="00e596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25in" fo:text-indent="-0.25in" fo:margin-left="3.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tudent Name: Yi-Ting, Hsieh(a1691807)</text:p>
      <text:p text:style-name="P18"/>
      <text:list xml:id="list3317018648" text:style-name="L1">
        <text:list-item>
          <text:p text:style-name="P48">Part 1</text:p>
        </text:list-item>
      </text:list>
      <text:p text:style-name="P23">From the source code <text:span text:style-name="T38">and the description </text:span>provided from myUni, we learn that <text:span text:style-name="T37">the address of our assignment3 is somewhere in the ASCII plaintext, which has been </text:span><text:span text:style-name="T10">encrypted by XORing with the “same randomly generated key pad”</text:span><text:span text:style-name="T37">, then encoded in hex. Apparently, it is a one-time pad(OTP) key been used for multiple times, which leads to a vulnerability for us to perform many-time pad(MTP) attack. Keys in OTP should only ne used once.</text:span></text:p>
      <text:p text:style-name="P23"/>
      <text:p text:style-name="P24">Reference: MTP(<text:a xlink:type="simple" xlink:href="https://github.com/CameronLonsdale/MTP" text:style-name="Internet_20_link" text:visited-style-name="Visited_20_Internet_20_Link">https://github.com/CameronLonsdale/MTP</text:a>)</text:p>
      <text:p text:style-name="P24"/>
      <text:p text:style-name="P25">First, we use pip to install this software for our MTP attack(notice that it only supports for Python3.7). <text:span text:style-name="T39">Then, we store the cipher text to a file called cipher.txt. Now, it is the time to perform MTP attack by calling following command:</text:span></text:p>
      <text:p text:style-name="P25"><text:tab/><text:span text:style-name="T39">$ mtp cipher.text</text:span></text:p>
      <text:p text:style-name="P26"/>
      <text:p text:style-name="P26">Now we can just fill up the reasonable text. We provide a quote here for line 5:</text:p>
      <text:p text:style-name="P33">“If someone steals your password, you can change it. But if someone steals your thumbprint, you can't get a new thumb. The failure modes are very different. - Bruce Schneie<text:span text:style-name="T40">r</text:span>”</text:p>
      <text:p text:style-name="P35"/>
      <text:p text:style-name="P36">The address of our assignment 3 is here:</text:p>
      <text:p text:style-name="P36"><text:span text:style-name="T31">“Congratulations on breaking the code.", " Your assignment is in</text:span> <text:a xlink:type="simple" xlink:href="https://cs.adelaide.edu.au/~yval/SP18/A3ishere.php" text:style-name="Internet_20_link" text:visited-style-name="Visited_20_Internet_20_Link"><text:span text:style-name="T11">https://cs.adelaide.edu.au/~yval/SP18/A3ishere.php</text:span></text:a><text:span text:style-name="T31">"</text:span></text:p>
      <text:p text:style-name="P34"/>
      <text:p text:style-name="P37">The <text:span text:style-name="T51">decrypted </text:span>plain text is provided as <text:span text:style-name="T31">result.jso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7"/>
      <text:list xml:id="list190843285776926" text:continue-numbering="true" text:style-name="L1">
        <text:list-item>
          <text:p text:style-name="P48"><text:soft-page-break/>Part 2</text:p>
        </text:list-item>
      </text:list>
      <text:p text:style-name="P17"><text:span text:style-name="T1"><text:tab/></text:span><text:span text:style-name="T2"><text:tab/></text:span></text:p>
      <text:p text:style-name="P41"><text:span text:style-name="T22">1.) <text:s/></text:span><text:span text:style-name="T23">Edit our calc program, so that it can call both bn library and ybn library and store the value in separate stack at the same time. </text:span><text:span text:style-name="T29">In order to achieve this, we have to modify the header of your ybn.h file:</text:span></text:p>
      <text:p text:style-name="Standard"><text:span text:style-name="T29">I</text:span><text:span text:style-name="T21">t</text:span><text:span text:style-name="T58"> was:</text:span></text:p>
      <text:p text:style-name="Standard"><text:span text:style-name="T29"><text:tab/></text:span><text:span text:style-name="T57">#ifndef __BN_H__<text:line-break/><text:tab/>#define __BN_H__ 1</text:span></text:p>
      <text:p text:style-name="P41"><text:span text:style-name="T56">W</text:span>e change it to <text:span text:style-name="T56">the following to solve the naming conflict:</text:span></text:p>
      <text:p text:style-name="P41"><text:tab/>#ifndef __YBN_H__<text:line-break/><text:tab/>#define __YBN_H__ 1</text:p>
      <text:p text:style-name="P31"/>
      <text:p text:style-name="P32">Every times when user inputs a number or performs an arithmetic operation, we compare the output of our bn and ybn. If the output is different, we call abort to exit the program. The fuzzer would detects the abort signal and cause a crash, which we can examinee and test the crash input and find out the cause of it later.</text:p>
      <text:p text:style-name="P38"><text:span text:style-name="T23"><text:tab/></text:span><text:span text:style-name="T28">Under the a1691807/part-2/fuzz folder, contains our initial buggy ybn library with <text:tab/>the libbn.a and our calc program:</text:span></text:p>
      <text:list xml:id="list753844068" text:style-name="L2">
        <text:list-item>
          <text:p text:style-name="P49"><text:span text:style-name="T17">Modify makefile</text:span><text:span text:style-name="T18">(from the tutorial one)</text:span><text:span text:style-name="T17">:</text:span><text:line-break/> <text:span text:style-name="T32">change to CC=</text:span><text:span text:style-name="T33">cang-7</text:span></text:p>
          <text:p text:style-name="P49"><text:span text:style-name="T33"><text:s text:c="2"/>change to AFLCC := afl-clang</text:span><text:span text:style-name="T32"> <text:s/></text:span></text:p>
        </text:list-item>
        <text:list-item>
          <text:p text:style-name="P50">Use following command to build to build our fuzzer:</text:p>
          <text:p text:style-name="P50">$ make</text:p>
        </text:list-item>
        <text:list-item>
          <text:p text:style-name="P51">Prepare some simple test cases.</text:p>
        </text:list-item>
        <text:list-item>
          <text:p text:style-name="P52">Command line used to find <text:span text:style-name="T34">out </text:span>the crash:</text:p>
          <text:p text:style-name="P59">./<text:span text:style-name="T41">calc_fuzz ../testDir/fromstring/</text:span></text:p>
          <text:p text:style-name="P58">./<text:span text:style-name="T41">calc_fuzz ../testDir/add/</text:span></text:p>
          <text:p text:style-name="P59">./<text:span text:style-name="T41">calc_fuzz ../testDir/sub/</text:span></text:p>
          <text:p text:style-name="P59">./<text:span text:style-name="T41">calc_fuzz ../testDir/mul/</text:span></text:p>
          <text:p text:style-name="P59">./<text:span text:style-name="T41">calc_fuzz ../testDir/sqr/</text:span></text:p>
          <text:p text:style-name="P59">./<text:span text:style-name="T41">calc_fuzz ../testDir/modexp/</text:span></text:p>
        </text:list-item>
      </text:list>
      <text:p text:style-name="P14"><text:tab/></text:p>
      <text:p text:style-name="P14"><text:tab/><text:span text:style-name="T35">The configure files with the original ybn library are in part-2/fuzz/, which <text:tab/>contains</text:span></text:p>
      <text:list xml:id="list392392288" text:style-name="L3">
        <text:list-item>
          <text:p text:style-name="P55">The calc program.</text:p>
        </text:list-item>
        <text:list-item>
          <text:p text:style-name="P56">The original buggy ybn library</text:p>
        </text:list-item>
        <text:list-item>
          <text:p text:style-name="P56">The libbn.a I used for my assignment2 with bn.c.</text:p>
        </text:list-item>
        <text:list-item>
          <text:p text:style-name="P56">One makefile for libfuzzer.</text:p>
          <text:p text:style-name="P57"/>
        </text:list-item>
      </text:list>
      <text:p text:style-name="P14"/>
      <text:p text:style-name="P30">2.) Use libfuzzer to find and analyzee the cause of the crash or other <text:tab/>vulnerabilities of the program.</text:p>
      <text:p text:style-name="P15"><text:tab/></text:p>
      <text:p text:style-name="P16"><text:tab/>Found:</text:p>
      <text:p text:style-name="P39"><text:span text:style-name="T19"><text:tab/><text:tab/></text:span><text:span text:style-name="T20">ybn</text:span><text:span text:style-name="T19">:</text:span></text:p>
      <text:list xml:id="list491970638" text:style-name="L4">
        <text:list-item>
          <text:p text:style-name="P60"><text:span text:style-name="T4">ybn_fromString</text:span><text:span text:style-name="T24">(): </text:span><text:span text:style-name="T25">found crash.</text:span></text:p>
        </text:list-item>
      </text:list>
      <text:p text:style-name="P4"><text:tab/><text:tab/><text:tab/>The ybn doesn’t work for some huge input. Such as </text:p>
      <text:p text:style-name="P5"><text:tab/><text:tab/><text:tab/>65536.</text:p>
      <text:p text:style-name="P5"><text:tab/><text:tab/><text:tab/></text:p>
      <text:p text:style-name="P5"><text:tab/><text:tab/><text:tab/>Result:<text:line-break/><text:tab/><text:tab/><text:tab/>=======Detected Different outcome===========</text:p>
      <text:p text:style-name="P4"><text:tab/><text:tab/><text:tab/>Bn is: 65536</text:p>
      <text:p text:style-name="P4"><text:tab/><text:tab/><text:tab/>YBN is: 0</text:p>
      <text:p text:style-name="P4"><text:soft-page-break/><text:tab/><text:tab/><text:tab/></text:p>
      <text:p text:style-name="P1"><text:span text:style-name="T25"><text:tab/><text:tab/><text:tab/></text:span><text:span text:style-name="T26">The problem is the following section of code in fromString:</text:span></text:p>
      <text:p text:style-name="P1"><text:span text:style-name="T26"><text:tab/><text:tab/><text:tab/><text:tab/></text:span><text:span text:style-name="T12">int</text:span><text:span text:style-name="T26"> factor =1;</text:span></text:p>
      <text:p text:style-name="P6"><text:tab/><text:tab/><text:tab/><text:tab/>…</text:p>
      <text:p text:style-name="P6"><text:tab/><text:tab/><text:tab/><text:tab/><text:tab/>fact *= 10;</text:p>
      <text:p text:style-name="P1"><text:span text:style-name="T42"><text:tab/><text:tab/><text:tab/><text:tab/><text:tab/>if</text:span><text:span text:style-name="T6"> </text:span><text:span text:style-name="T42">(</text:span><text:span text:style-name="T13">factor == 100000</text:span><text:span text:style-name="T42">)</text:span><text:span text:style-name="T6"> </text:span><text:span text:style-name="T42">{...</text:span><text:span text:style-name="T43">}</text:span></text:p>
      <text:p text:style-name="P13"><text:tab/><text:tab/><text:tab/>We are not sure what is the MAX_INT for the environment. <text:span text:style-name="T59">In <text:tab/><text:tab/><text:tab/>addition, in ybn_mul_add(ybn_t bn, </text:span><text:span text:style-name="T16">int factor</text:span><text:span text:style-name="T59">, int add), we <text:tab/><text:tab/><text:tab/>pass the factor value into this function. Then, the <text:tab/><text:tab/><text:tab/><text:tab/><text:tab/>ybn_mul_add perform operation directly without checking the <text:tab/><text:tab/><text:tab/>boundary, which may overflow the uint16_t data variable.</text:span> We <text:tab/><text:tab/><text:tab/>can solve the problem by changing to the following line:</text:p>
      <text:p text:style-name="P13"><text:tab/><text:tab/><text:tab/><text:tab/>if (factor &gt;= 1000) {...}<text:tab/> </text:p>
      <text:p text:style-name="P4"/>
      <text:list xml:id="list190842995380569" text:continue-numbering="true" text:style-name="L4">
        <text:list-item>
          <text:p text:style-name="P61"><text:span text:style-name="T24">y</text:span><text:span text:style-name="T21">bn_add():<text:tab/>pass test.</text:span></text:p>
        </text:list-item>
        <text:list-item>
          <text:p text:style-name="P62">ybn_sub(): pass test.</text:p>
        </text:list-item>
        <text:list-item>
          <text:p text:style-name="P62">ybn_mul(): pass test.</text:p>
        </text:list-item>
        <text:list-item>
          <text:p text:style-name="P62">ybn_toString(): pass test.</text:p>
        </text:list-item>
        <text:list-item>
          <text:p text:style-name="P62">ybn_div(): pass test.</text:p>
        </text:list-item>
        <text:list-item>
          <text:p text:style-name="P63">ybn_sqr(): <text:span text:style-name="T44">found crash—---evil</text:span></text:p>
        </text:list-item>
      </text:list>
      <text:p text:style-name="P2"><text:tab/><text:tab/><text:tab/><text:span text:style-name="T44">The ybn_sqr worked quite good for most of cases, but I<text:tab/> <text:tab/><text:tab/><text:tab/>found it crashes for some huge input case:(</text:span><text:span text:style-name="T14">if the <text:tab/><text:tab/><text:tab/><text:tab/><text:tab/>ybn_fromstring is working correctly)</text:span></text:p>
      <text:p text:style-name="P2"><text:tab/><text:tab/><text:tab/>1109823928170187903749127390481793847981379847981 sqr<text:tab/></text:p>
      <text:p text:style-name="P2"/>
      <text:p text:style-name="P11"><text:span text:style-name="T45"><text:tab/><text:tab/><text:tab/></text:span><text:span text:style-name="T49">Result:</text:span></text:p>
      <text:p text:style-name="P10"><text:tab/><text:tab/><text:tab/>=======Detected Different outcome===========</text:p>
      <text:p text:style-name="P10"><text:tab/><text:tab/><text:tab/>Bn is: 1231709151539106399702848896736310770598968863995198253429511367871911553797188751837210669776361</text:p>
      <text:p text:style-name="P10"><text:tab/><text:tab/><text:tab/>YBN is: 1231709151041783163293062254580928522452148023894742102632163650431447576904029254824677294243305</text:p>
      <text:p text:style-name="P11"/>
      <text:p text:style-name="P8"><text:tab/><text:tab/><text:tab/><text:span text:style-name="T46">The problem is the following of the code in ybn_sqr():</text:span></text:p>
      <text:p text:style-name="P42"/>
      <text:p text:style-name="P43"><text:span text:style-name="T5"><text:s text:c="2"/><text:tab/><text:tab/><text:tab/></text:span><text:span text:style-name="T7">for</text:span><text:span text:style-name="T5"> </text:span>(<text:span text:style-name="T7">int</text:span><text:span text:style-name="T5"> </text:span><text:span text:style-name="T36">i</text:span><text:span text:style-name="T5"> </text:span>=<text:span text:style-name="T5"> </text:span><text:span text:style-name="T47">0</text:span>;<text:span text:style-name="T5"> </text:span><text:span text:style-name="T36">i</text:span><text:span text:style-name="T5"> </text:span>&lt;<text:span text:style-name="T5"> </text:span><text:span text:style-name="T36">alen</text:span>;<text:span text:style-name="T5"> </text:span><text:span text:style-name="T36">i</text:span>++)<text:span text:style-name="T5"> </text:span>{</text:p>
      <text:p text:style-name="P43"><text:span text:style-name="T5"><text:s text:c="6"/><text:tab/><text:tab/> <text:s/></text:span>uint64_t<text:span text:style-name="T5"> </text:span>carry<text:span text:style-name="T5"> </text:span>=<text:span text:style-name="T5"> </text:span>rd[i*<text:span text:style-name="T47">2</text:span>]<text:span text:style-name="T5"> </text:span>+<text:span text:style-name="T5"> </text:span>(uint64_t)ad[i]<text:span text:style-name="T5"> </text:span>*<text:span text:style-name="T5"> </text:span>ad[i];</text:p>
      <text:p text:style-name="P43"><text:span text:style-name="T5"><text:tab/><text:tab/> <text:s text:c="7"/></text:span>rd[i<text:span text:style-name="T5"> </text:span>*<text:span text:style-name="T5"> </text:span><text:span text:style-name="T47">2</text:span>]<text:span text:style-name="T5"> </text:span>=<text:span text:style-name="T5"> </text:span>carry<text:span text:style-name="T5"> </text:span>&amp;<text:span text:style-name="T5"> </text:span><text:span text:style-name="T47">0xFFFFULL</text:span>;</text:p>
      <text:p text:style-name="P43"><text:span text:style-name="T5"><text:tab/><text:tab/> <text:s text:c="7"/></text:span>carry<text:span text:style-name="T5"> </text:span>&gt;&gt;=<text:span text:style-name="T5"> </text:span><text:span text:style-name="T47">16</text:span>;</text:p>
      <text:p text:style-name="P43"><text:span text:style-name="T5"><text:s text:c="4"/><text:tab/><text:tab/> <text:s text:c="7"/></text:span><text:span text:style-name="T7">for</text:span><text:span text:style-name="T5"> </text:span>(<text:span text:style-name="T7">int</text:span><text:span text:style-name="T5"> </text:span><text:span text:style-name="T36">j</text:span><text:span text:style-name="T5"> </text:span>=<text:span text:style-name="T5"> </text:span><text:span text:style-name="T36">i</text:span><text:span text:style-name="T5"> </text:span>+<text:span text:style-name="T5"> </text:span><text:span text:style-name="T47">1</text:span>;<text:span text:style-name="T5"> </text:span><text:span text:style-name="T36">j</text:span><text:span text:style-name="T5"> </text:span>&lt;<text:span text:style-name="T5"> </text:span><text:span text:style-name="T36">alen</text:span>;<text:span text:style-name="T5"> </text:span><text:span text:style-name="T36">j</text:span>++)<text:span text:style-name="T5"> </text:span>{</text:p>
      <text:p text:style-name="P43"><text:span text:style-name="T5"><text:s text:c="12"/><text:tab/><text:tab/></text:span>carry<text:span text:style-name="T5"> </text:span>+=<text:span text:style-name="T5"> </text:span><text:span text:style-name="T47">2</text:span><text:span text:style-name="T5"> </text:span>*<text:span text:style-name="T5"> </text:span>(uint64_t)ad[i]<text:span text:style-name="T5"> </text:span>*<text:span text:style-name="T5"> </text:span>ad[j]<text:span text:style-name="T5"> </text:span>+<text:span text:style-name="T5"> </text:span>rd[i+j];</text:p>
      <text:p text:style-name="P43"><text:span text:style-name="T5"><text:s text:c="12"/><text:tab/><text:tab/></text:span>rd[i+j]<text:span text:style-name="T5"> </text:span>=<text:span text:style-name="T5"> </text:span>carry<text:span text:style-name="T5"> </text:span>&amp;<text:span text:style-name="T5"> </text:span><text:span text:style-name="T47">0xFFFFULL</text:span>;</text:p>
      <text:p text:style-name="P43"><text:span text:style-name="T5"><text:s text:c="12"/><text:tab/><text:tab/></text:span>carry<text:span text:style-name="T5"> </text:span>&gt;&gt;=<text:span text:style-name="T5"> </text:span><text:span text:style-name="T47">16</text:span>;</text:p>
      <text:p text:style-name="P43"><text:span text:style-name="T5"><text:s text:c="8"/><text:tab/><text:tab/> <text:s/></text:span>}</text:p>
      <text:p text:style-name="P43"><text:span text:style-name="T5"><text:s text:c="8"/><text:tab/><text:tab/> <text:s/></text:span>carry<text:span text:style-name="T5"> </text:span>+=<text:span text:style-name="T5"> </text:span>rd[i+alen];</text:p>
      <text:p text:style-name="P43"><text:span text:style-name="T5"><text:s text:c="8"/><text:tab/><text:tab/> <text:s/></text:span>rd[i+alen]<text:span text:style-name="T5"> </text:span>=<text:span text:style-name="T5"> </text:span>carry<text:span text:style-name="T5"> </text:span>&amp;<text:span text:style-name="T5"> </text:span><text:span text:style-name="T47">0xFFFF</text:span>;</text:p>
      <text:p text:style-name="P43"><text:span text:style-name="T5"><text:s text:c="4"/><text:tab/><text:tab/><text:tab/></text:span>}</text:p>
      <text:p text:style-name="P8"/>
      <text:p text:style-name="P8"><text:tab/><text:tab/><text:tab/><text:span text:style-name="T48">We can utilize ybn_mul() for this square function:</text:span></text:p>
      <text:p text:style-name="P12"><text:span text:style-name="T30"><text:tab/><text:tab/><text:tab/> <text:s text:c="2"/></text:span><text:span text:style-name="T7">int</text:span><text:span text:style-name="T5"> </text:span>ybn_sqr(ybn_t<text:span text:style-name="T5"> </text:span>result,<text:span text:style-name="T5"> </text:span>ybn_t<text:span text:style-name="T5"> </text:span>a)<text:span text:style-name="T5"> </text:span>{</text:p>
      <text:p text:style-name="P8"><text:span text:style-name="T5"><text:s text:c="3"/><text:tab/><text:tab/><text:tab/><text:tab/></text:span><text:span text:style-name="T7">return</text:span><text:span text:style-name="T5"> </text:span>ybn_mul(result,<text:span text:style-name="T5"> </text:span>a,<text:span text:style-name="T5"> </text:span>a);</text:p>
      <text:p text:style-name="P43"><text:tab/><text:tab/><text:tab/> <text:s text:c="3"/>}</text:p>
      <text:p text:style-name="P8"/>
      <text:p text:style-name="P8"/>
      <text:p text:style-name="P8"><text:soft-page-break/><text:tab/><text:tab/><text:tab/></text:p>
      <text:list xml:id="list190843238221348" text:continue-numbering="true" text:style-name="L4">
        <text:list-item>
          <text:p text:style-name="P64"><text:span text:style-name="T3">ybn_modexp</text:span>(): <text:span text:style-name="T50">found crash.</text:span></text:p>
          <text:p text:style-name="P65"/>
        </text:list-item>
      </text:list>
      <text:p text:style-name="P28"><text:span text:style-name="T44"><text:tab/><text:tab/><text:tab/>The ybn_modexp worked for some cases, </text:span><text:span text:style-name="T14">if the fromString() and <text:tab/><text:tab/><text:tab/><text:tab/>ybn_sqr() are already fixed</text:span><text:span text:style-name="T44">. However, it crashes quite frequently:</text:span></text:p>
      <text:p text:style-name="P28"><text:tab/><text:tab/><text:tab/><text:span text:style-name="T55">crash case:</text:span></text:p>
      <text:p text:style-name="P3"><text:tab/><text:tab/><text:tab/><text:tab/>1893740198 10983413987 389 modexp<text:tab/></text:p>
      <text:p text:style-name="P3"><text:tab/><text:tab/><text:tab/></text:p>
      <text:p text:style-name="P3"><text:tab/><text:tab/><text:tab/><text:span text:style-name="T52">Result:</text:span></text:p>
      <text:p text:style-name="P20"><text:tab/><text:tab/><text:tab/>=======Detected Different outcome===========</text:p>
      <text:p text:style-name="P20"><text:tab/><text:tab/><text:tab/>Bn is: 39</text:p>
      <text:p text:style-name="P20"><text:tab/><text:tab/><text:tab/>YBN is: 38</text:p>
      <text:p text:style-name="P20"><text:tab/><text:tab/><text:tab/>Aborted</text:p>
      <text:p text:style-name="P20"/>
      <text:p text:style-name="P9"><text:tab/><text:tab/><text:tab/>The problem is the following of the code in ybn_modexp():</text:p>
      <text:p text:style-name="P7"><text:span text:style-name="T5"><text:s text:c="4"/><text:tab/><text:tab/><text:tab/></text:span><text:span text:style-name="T7">for</text:span><text:span text:style-name="T5"> </text:span>(<text:span text:style-name="T7">int</text:span><text:span text:style-name="T5"> </text:span><text:span text:style-name="T36">i</text:span><text:span text:style-name="T5"> </text:span>=<text:span text:style-name="T5"> </text:span>ybn_reallen(exp);<text:span text:style-name="T5"> </text:span><text:span text:style-name="T36">i</text:span>--<text:span text:style-name="T5"> </text:span>&gt;<text:span text:style-name="T5"> </text:span><text:span text:style-name="T47">0</text:span>;<text:span text:style-name="T5"> </text:span>)<text:span text:style-name="T5"> </text:span>{</text:p>
      <text:p text:style-name="P43"><text:span text:style-name="T5"><text:s text:c="7"/><text:tab/><text:tab/> <text:s/></text:span><text:span text:style-name="T7">for</text:span><text:span text:style-name="T5"> </text:span>(<text:span text:style-name="T15">int j = 15; j-- &gt; 0;</text:span>)<text:span text:style-name="T5"> </text:span>{</text:p>
      <text:p text:style-name="P43"><text:span text:style-name="T5"><text:s text:c="12"/><text:tab/><text:tab/></text:span><text:span text:style-name="T9">ybn_sqr(tmp, result);</text:span></text:p>
      <text:p text:style-name="P44"><text:s text:c="12"/><text:tab/><text:tab/>ybn_div(quot, result, tmp, modulus);</text:p>
      <text:p text:style-name="P43"><text:span text:style-name="T5"><text:s text:c="12"/><text:tab/><text:tab/></text:span><text:span text:style-name="T7">if</text:span><text:span text:style-name="T5"> </text:span>(exp-&gt;ybn_data[i]<text:span text:style-name="T5"> </text:span>&amp;<text:span text:style-name="T5"> </text:span>(<text:span text:style-name="T47">1</text:span><text:span text:style-name="T5"> </text:span>&lt;&lt;<text:span text:style-name="T5"> </text:span>j))<text:span text:style-name="T5"> </text:span>{</text:p>
      <text:p text:style-name="P43"><text:span text:style-name="T5"><text:s text:c="16"/><text:tab/><text:tab/><text:tab/></text:span>ybn_mul(tmp,<text:span text:style-name="T5"> </text:span>result,<text:span text:style-name="T5"> </text:span>base);</text:p>
      <text:p text:style-name="P43"><text:span text:style-name="T5"><text:s text:c="16"/><text:tab/><text:tab/><text:tab/></text:span>ybn_div(quot,<text:span text:style-name="T5"> </text:span>result,<text:span text:style-name="T5"> </text:span>tmp,<text:span text:style-name="T5"> </text:span>modulus);</text:p>
      <text:p text:style-name="P43"><text:span text:style-name="T5"><text:s text:c="12"/><text:tab/><text:tab/></text:span>}</text:p>
      <text:p text:style-name="P43"><text:span text:style-name="T5"><text:s text:c="8"/><text:tab/><text:tab/> <text:s text:c="2"/></text:span>}</text:p>
      <text:p text:style-name="P43"><text:span text:style-name="T5"><text:s text:c="4"/><text:tab/><text:tab/><text:tab/></text:span>}</text:p>
      <text:p text:style-name="P45"/>
      <text:p text:style-name="P46"><text:tab/><text:tab/><text:tab/><text:span text:style-name="T61">In right-to-left algorithm</text:span><text:span text:style-name="T60">, </text:span><text:span text:style-name="T61">it should be:</text:span></text:p>
      <text:p text:style-name="P47"><text:tab/><text:tab/><text:tab/><text:tab/>base := sqr(base) mod modulus</text:p>
      <text:p text:style-name="P47"><text:tab/><text:tab/><text:tab/>we can solve it by implementing right-to-left binary method <text:tab/><text:tab/><text:tab/>for modexp. </text:p>
      <text:p text:style-name="P20"><text:tab/><text:tab/><text:tab/></text:p>
      <text:p text:style-name="P20"><text:tab/><text:tab/><text:tab/><text:span text:style-name="T62">Solution 1:</text:span></text:p>
      <text:p text:style-name="P54"><text:tab/><text:tab/><text:tab/><text:tab/><text:span text:style-name="T62">We can change the for loop to<text:line-break/><text:tab/><text:tab/><text:tab/><text:tab/><text:tab/>for(int j = 16; j--; j&gt;0)<text:tab/></text:span></text:p>
      <text:p text:style-name="P54"><text:span text:style-name="T62"><text:tab/><text:tab/><text:tab/>or <text:tab/><text:tab/>for(int j=15; j--; j&gt;= 0)</text:span></text:p>
      <text:p text:style-name="P54"/>
      <text:p text:style-name="P19"><text:tab/><text:tab/><text:tab/><text:span text:style-name="T53">Solution 2:</text:span></text:p>
      <text:p text:style-name="P40"><text:span text:style-name="T27"><text:tab/><text:tab/><text:tab/></text:span><text:span text:style-name="T7">if</text:span><text:span text:style-name="T5"> </text:span>(copyYBN(tmp,<text:span text:style-name="T5"> </text:span>base)<text:span text:style-name="T5"> </text:span>==<text:span text:style-name="T5"> </text:span>-<text:span text:style-name="T47">1</text:span>)<text:span text:style-name="T5"> </text:span><text:span text:style-name="T7">return</text:span><text:span text:style-name="T5"> </text:span>-<text:span text:style-name="T47">1</text:span>;</text:p>
      <text:p text:style-name="P43"><text:span text:style-name="T5"><text:s text:c="4"/><text:tab/><text:tab/><text:tab/></text:span>ybn_div(quot,<text:span text:style-name="T5"> </text:span>base,<text:span text:style-name="T5"> </text:span>tmp,<text:span text:style-name="T5"> </text:span>modulus);</text:p>
      <text:p text:style-name="P43"><text:span text:style-name="T5"><text:s text:c="3"/><text:tab/><text:tab/><text:tab/></text:span><text:span text:style-name="T7">while</text:span><text:span text:style-name="T5"> </text:span>(exp-&gt;ybn_len<text:span text:style-name="T5"> </text:span>&gt;<text:span text:style-name="T5"> </text:span><text:span text:style-name="T47">0</text:span>)<text:span text:style-name="T5"> </text:span>{</text:p>
      <text:p text:style-name="P43"><text:span text:style-name="T5"><text:s text:c="8"/><text:tab/><text:tab/><text:tab/></text:span><text:span text:style-name="T7">if</text:span><text:span text:style-name="T5"> </text:span>((exp-&gt;ybn_data[<text:span text:style-name="T47">0</text:span>]<text:span text:style-name="T5"> </text:span>&amp;<text:span text:style-name="T5"> </text:span><text:span text:style-name="T47">0x0001</text:span>)<text:span text:style-name="T5"> </text:span>==<text:span text:style-name="T5"> </text:span><text:span text:style-name="T47">0x0001</text:span>)<text:span text:style-name="T5"> </text:span>{</text:p>
      <text:p text:style-name="P43"><text:span text:style-name="T5"><text:s text:c="12"/><text:tab/><text:tab/><text:tab/></text:span>ybn_mul(tmp,<text:span text:style-name="T5"> </text:span>result,<text:span text:style-name="T5"> </text:span>base);</text:p>
      <text:p text:style-name="P43"><text:span text:style-name="T5"><text:s text:c="12"/><text:tab/><text:tab/><text:tab/></text:span>ybn_div(quot,<text:span text:style-name="T5"> </text:span>result,<text:span text:style-name="T5"> </text:span>tmp,<text:span text:style-name="T5"> </text:span>modulus);</text:p>
      <text:p text:style-name="P43"><text:span text:style-name="T5"><text:s text:c="8"/><text:tab/><text:tab/><text:tab/></text:span>}</text:p>
      <text:p text:style-name="P43"><text:span text:style-name="T5"><text:s text:c="7"/><text:tab/><text:tab/><text:tab/></text:span>ybn_srli(exp,<text:span text:style-name="T5"> </text:span>exp,<text:span text:style-name="T5"> </text:span><text:span text:style-name="T47">0x01</text:span>,<text:span text:style-name="T5"> </text:span><text:span text:style-name="T47">1</text:span>);</text:p>
      <text:p text:style-name="P43"><text:span text:style-name="T5"><text:s text:c="8"/><text:tab/><text:tab/><text:tab/></text:span>ybn_sqr(tmp,<text:span text:style-name="T5"> </text:span>base);</text:p>
      <text:p text:style-name="P43"><text:span text:style-name="T5"><text:s text:c="8"/><text:tab/><text:tab/><text:tab/></text:span>ybn_div(quot,<text:span text:style-name="T5"> </text:span>base,<text:span text:style-name="T5"> </text:span>tmp,<text:span text:style-name="T5"> </text:span>modulus);</text:p>
      <text:p text:style-name="P43"><text:span text:style-name="T5"><text:s text:c="4"/><text:tab/><text:tab/><text:tab/></text:span>}</text:p>
      <text:p text:style-name="P43"/>
      <text:p text:style-name="P43"><text:tab/><text:tab/><text:tab/><text:span text:style-name="T53">Where the ybn_srli(exp,exp, 0x01, 1) means:</text:span></text:p>
      <text:p text:style-name="P43"><text:tab/><text:tab/><text:tab/><text:tab/><text:span text:style-name="T53">exp := exp &gt;&gt; 1</text:span></text:p>
      <text:p text:style-name="P19"/>
      <text:p text:style-name="P19"/>
      <text:p text:style-name="P29"><text:soft-page-break/>3.) The fixed ybn library is under the a1691807/part-2/ybn folder. You can also enter the a1691807/part-2 and execute the following command:</text:p>
      <text:p text:style-name="P22"><text:tab/><text:tab/><text:span text:style-name="T54">$ make</text:span></text:p>
      <text:p text:style-name="P22"/>
      <text:p text:style-name="P29">to build the fuzzer program to test the fixed ybn library.</text:p>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Anonymice Nerd Font" svg:font-family="'Anonymice Nerd Font'"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22:13:36.992540091</meta:creation-date>
    <meta:generator>LibreOffice/6.0.6.2$Linux_X86_64 LibreOffice_project/00m0$Build-2</meta:generator>
    <dc:date>2018-10-20T19:08:41.071553382</dc:date>
    <meta:editing-duration>P6DT18H52M28S</meta:editing-duration>
    <meta:editing-cycles>194</meta:editing-cycles>
    <meta:document-statistic meta:table-count="0" meta:image-count="0" meta:object-count="0" meta:page-count="5" meta:paragraph-count="135" meta:word-count="960" meta:character-count="6443" meta:non-whitespace-character-count="5030"/>
  </office:meta>
</office:document-meta>
</file>